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BC0000018116462A284ACDFD55.png" manifest:media-type="image/png"/>
  <manifest:file-entry manifest:full-path="Pictures/100000000000038B0000008ADEA9DEE73D8C0EE4.png" manifest:media-type="image/png"/>
  <manifest:file-entry manifest:full-path="Pictures/10000000000003E5000000F3B03640CD34426CD1.png" manifest:media-type="image/png"/>
  <manifest:file-entry manifest:full-path="Pictures/1000000000000460000001520250DC1A9EC5E039.png" manifest:media-type="image/png"/>
  <manifest:file-entry manifest:full-path="Pictures/1000000000000557000001136BCAD3C08CF698AA.png" manifest:media-type="image/png"/>
  <manifest:file-entry manifest:full-path="Pictures/10000000000002570000035FC0CAB94C814116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e24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7" text:anchor-type="char" svg:x="0.0882in" svg:y="-0.1075in" svg:width="6.2398in" svg:height="8.9898in" draw:z-index="5"><draw:image xlink:href="Pictures/10000000000002570000035FC0CAB94C8141161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Standard"><draw:frame draw:style-name="fr1" draw:name="Image1" text:anchor-type="char" svg:x="0.2209in" svg:y="-0.2992in" svg:width="6.9252in" svg:height="1.3929in" draw:z-index="0"><draw:image xlink:href="Pictures/1000000000000557000001136BCAD3C08CF698AA.png" xlink:type="simple" xlink:show="embed" xlink:actuate="onLoad" draw:mime-type="image/png"/></draw:frame><draw:frame draw:style-name="fr1" draw:name="Image3" text:anchor-type="char" svg:x="0.2953in" svg:y="2.1457in" svg:width="6.9252in" svg:height="2.0898in" draw:z-index="1"><draw:image xlink:href="Pictures/1000000000000460000001520250DC1A9EC5E039.png" xlink:type="simple" xlink:show="embed" xlink:actuate="onLoad" draw:mime-type="image/png"/></draw:frame><draw:frame draw:style-name="fr1" draw:name="Image4" text:anchor-type="char" svg:x="0.2953in" svg:y="4.2346in" svg:width="6.9252in" svg:height="1.6874in" draw:z-index="2"><draw:image xlink:href="Pictures/10000000000003E5000000F3B03640CD34426CD1.png" xlink:type="simple" xlink:show="embed" xlink:actuate="onLoad" draw:mime-type="image/png"/></draw:frame><draw:frame draw:style-name="fr1" draw:name="Image2" text:anchor-type="char" svg:x="0.1043in" svg:y="1.0929in" svg:width="6.9252in" svg:height="1.0535in" draw:z-index="3"><draw:image xlink:href="Pictures/100000000000038B0000008ADEA9DEE73D8C0EE4.png" xlink:type="simple" xlink:show="embed" xlink:actuate="onLoad" draw:mime-type="image/png"/></draw:frame><draw:frame draw:style-name="fr1" draw:name="Image5" text:anchor-type="char" svg:x="-0.048in" svg:y="5.8752in" svg:width="6.9252in" svg:height="2.7882in" draw:z-index="4"><draw:image xlink:href="Pictures/10000000000003BC0000018116462A284ACDFD55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8:32:28.769746118</meta:creation-date>
    <dc:date>2024-11-09T01:12:14.708162929</dc:date>
    <meta:editing-duration>PT3H16M56S</meta:editing-duration>
    <meta:editing-cycles>4</meta:editing-cycles>
    <meta:generator>LibreOffice/7.3.7.2$Linux_X86_64 LibreOffice_project/30$Build-2</meta:generator>
    <meta:document-statistic meta:table-count="0" meta:image-count="6" meta:object-count="0" meta:page-count="2" meta:paragraph-count="0" meta:word-count="0" meta:character-count="0" meta:non-whitespace-character-count="0"/>
  </office:meta>
</office:document-meta>
</file>